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1973E78637A.png" manifest:media-type="image/png"/>
  <manifest:file-entry manifest:full-path="Pictures/1000020100000461000000A31E1EE35A.png" manifest:media-type="image/png"/>
  <manifest:file-entry manifest:full-path="Pictures/10000201000003CF000000EECD578F69.png" manifest:media-type="image/png"/>
  <manifest:file-entry manifest:full-path="Pictures/100002010000046C000000BDCD122EB2.png" manifest:media-type="image/png"/>
  <manifest:file-entry manifest:full-path="Pictures/10000201000003CA000000D3458F4252.png" manifest:media-type="image/png"/>
  <manifest:file-entry manifest:full-path="Pictures/10000201000003510000019F5C4BDDC1.png" manifest:media-type="image/png"/>
  <manifest:file-entry manifest:full-path="Pictures/100002010000022D000000C849535A5D.png" manifest:media-type="image/png"/>
  <manifest:file-entry manifest:full-path="Pictures/1000020100000464000000B8F56FB8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782cm" draw:z-index="0"><draw:image xlink:href="Pictures/1000020100000464000000B8F56FB8DB.png" xlink:type="simple" xlink:show="embed" xlink:actuate="onLoad"/></draw:frame></text:p>
      <text:p text:style-name="Standard"><draw:frame draw:style-name="fr2" draw:name="Imagem2" text:anchor-type="paragraph" svg:width="14.739cm" svg:height="5.292cm" draw:z-index="1"><draw:image xlink:href="Pictures/100002010000022D000000C849535A5D.png" xlink:type="simple" xlink:show="embed" xlink:actuate="onLoad"/></draw:frame></text:p>
      <text:p text:style-name="Standard"><draw:frame draw:style-name="fr1" draw:name="Imagem3" text:anchor-type="paragraph" svg:width="17cm" svg:height="3.697cm" draw:z-index="2"><draw:image xlink:href="Pictures/10000201000003CA000000D3458F4252.png" xlink:type="simple" xlink:show="embed" xlink:actuate="onLoad"/></draw:frame></text:p>
      <text:p text:style-name="Standard"><draw:frame draw:style-name="fr1" draw:name="Imagem4" text:anchor-type="paragraph" svg:width="17cm" svg:height="8.308cm" draw:z-index="3"><draw:image xlink:href="Pictures/10000201000003510000019F5C4BDDC1.png" xlink:type="simple" xlink:show="embed" xlink:actuate="onLoad"/></draw:frame></text:p>
      <text:p text:style-name="Standard"><draw:frame draw:style-name="fr1" draw:name="Imagem5" text:anchor-type="paragraph" svg:width="17cm" svg:height="2.836cm" draw:z-index="4"><draw:image xlink:href="Pictures/100002010000046C000000BDCD122EB2.png" xlink:type="simple" xlink:show="embed" xlink:actuate="onLoad"/></draw:frame></text:p>
      <text:p text:style-name="Standard"><draw:frame draw:style-name="fr1" draw:name="Imagem6" text:anchor-type="paragraph" svg:width="17cm" svg:height="4.149cm" draw:z-index="5"><draw:image xlink:href="Pictures/10000201000003CF000000EECD578F69.png" xlink:type="simple" xlink:show="embed" xlink:actuate="onLoad"/></draw:frame><text:soft-page-break/></text:p>
      <text:p text:style-name="Standard"><draw:frame draw:style-name="fr1" draw:name="Imagem7" text:anchor-type="paragraph" svg:width="17cm" svg:height="4.149cm" draw:z-index="6"><draw:image xlink:href="Pictures/10000201000003CF000000EECD578F69.png" xlink:type="simple" xlink:show="embed" xlink:actuate="onLoad"/></draw:frame></text:p>
      <text:p text:style-name="Standard"><draw:frame draw:style-name="fr1" draw:name="Imagem8" text:anchor-type="paragraph" svg:width="17cm" svg:height="2.471cm" draw:z-index="7"><draw:image xlink:href="Pictures/1000020100000461000000A31E1EE35A.png" xlink:type="simple" xlink:show="embed" xlink:actuate="onLoad"/></draw:frame></text:p>
      <text:p text:style-name="Standard"><draw:frame draw:style-name="fr1" draw:name="Imagem9" text:anchor-type="paragraph" svg:width="17cm" svg:height="7.103cm" draw:z-index="8"><draw:image xlink:href="Pictures/10000201000003CE000001973E78637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09:06.419000000</meta:creation-date>
    <dc:date>2018-04-06T10:10:10.786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